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image/png" manifest:full-path="Pictures/100000000000004000000040892D7A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68cm"/>
    </style:style>
    <style:style style:name="gr2" style:family="graphic" style:parent-style-name="standard">
      <style:graphic-properties svg:stroke-color="#000000" draw:fill="none" draw:fill-color="#ffffff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3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.512cm" fo:min-width="0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4.181cm"/>
    </style:style>
    <style:style style:name="gr5" style:family="graphic" style:parent-style-name="standard">
      <style:graphic-properties draw:stroke="dash" draw:stroke-dash="Line_20_Style_20_3" svg:stroke-color="#000000" draw:fill="none" draw:fill-color="#ffffff" draw:textarea-horizontal-align="justify" draw:auto-grow-height="true" draw:auto-grow-width="true" fo:min-height="0.536cm" fo:min-width="0.977cm" fo:padding-top="0.1cm" fo:padding-bottom="0.1cm" fo:padding-left="0.1cm" fo:padding-right="0.1cm"/>
    </style:style>
    <style:style style:name="gr6" style:family="graphic" style:parent-style-name="standard">
      <style:graphic-properties draw:stroke="dash" draw:stroke-dash="Line_20_Style_20_2" svg:stroke-width="0.01cm" svg:stroke-color="#000000" draw:marker-start-width="0.215cm" draw:marker-end-width="0.215cm" draw:fill="none" draw:fill-color="#ffffff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fill-color="#ffffff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8" style:family="graphic" style:parent-style-name="standard">
      <style:graphic-properties svg:stroke-color="#000000" draw:fill="solid" draw:fill-color="#00ff00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9" style:family="graphic" style:parent-style-name="standard">
      <style:graphic-properties svg:stroke-color="#000000" draw:fill="solid" draw:fill-color="#ffffff" draw:textarea-horizontal-align="justify" draw:auto-grow-height="true" draw:auto-grow-width="true" fo:min-height="0.536cm" fo:min-width="0.977cm" fo:padding-top="0.1cm" fo:padding-bottom="0.1cm" fo:padding-left="0.1cm" fo:padding-right="0.1cm" draw:shadow="visible"/>
    </style:style>
    <style:style style:name="gr10" style:family="graphic" style:parent-style-name="standard">
      <style:graphic-properties svg:stroke-color="#000000" draw:fill="gradient" draw:fill-color="#ffffff" draw:fill-gradient-name="Gradient_20_4" draw:opacity="50%" draw:textarea-horizontal-align="justify" draw:auto-grow-height="true" draw:auto-grow-width="true" fo:min-height="0.537cm" fo:min-width="0.977cm" fo:padding-top="0.1cm" fo:padding-bottom="0.1cm" fo:padding-left="0.1cm" fo:padding-right="0.1cm" draw:shadow="visible" draw:shadow-opacity="50%"/>
    </style:style>
    <style:style style:name="gr11" style:family="graphic" style:parent-style-name="standard">
      <style:graphic-properties svg:stroke-color="#000000" svg:stroke-opacity="20%" draw:fill="none" draw:fill-color="#ffffff" draw:textarea-horizontal-align="justify" draw:auto-grow-height="true" draw:auto-grow-width="true" fo:min-height="0.537cm" fo:min-width="0.977cm" fo:padding-top="0.1cm" fo:padding-bottom="0.1cm" fo:padding-left="0.1cm" fo:padding-right="0.1cm"/>
    </style:style>
    <style:style style:name="gr12" style:family="graphic" style:parent-style-name="standard">
      <style:graphic-properties svg:stroke-color="#000000" draw:fill-color="#00b8ff" draw:textarea-horizontal-align="center" draw:textarea-vertical-align="middle"/>
    </style:style>
    <style:style style:name="gr13" style:family="graphic" style:parent-style-name="objectwithoutfill">
      <style:graphic-properties svg:stroke-color="#000000" draw:fill="none" draw:fill-color="#00b8ff" draw:textarea-horizontal-align="center" draw:textarea-vertical-align="middle"/>
    </style:style>
    <style:style style:name="gr14" style:family="graphic" style:parent-style-name="objectwithoutfill">
      <style:graphic-properties svg:stroke-color="#000000" draw:fill="none" draw:fill-color="#ffffff" draw:textarea-horizontal-align="center" draw:textarea-vertical-align="middle" draw:shadow="visible"/>
    </style:style>
    <style:style style:name="gr15" style:family="graphic" style:parent-style-name="objectwithoutfill">
      <style:graphic-properties svg:stroke-color="#000000" draw:fill="solid" draw:fill-color="#ffffff" draw:textarea-horizontal-align="center" draw:textarea-vertical-align="middle" draw:shadow="visible"/>
    </style:style>
    <style:style style:name="gr16" style:family="graphic">
      <style:graphic-properties style:protect="size"/>
    </style:style>
    <style:style style:name="gr17" style:family="graphic" style:parent-style-name="measure">
      <style:graphic-properties draw:textarea-horizontal-align="center" draw:textarea-vertical-align="middle" draw:show-unit="true"/>
    </style:style>
    <style:style style:name="gr18" style:family="graphic" style:parent-style-name="measure">
      <style:graphic-properties draw:textarea-horizontal-align="center" draw:textarea-vertical-align="middle" draw:start-guide="1.4cm" draw:show-unit="true"/>
    </style:style>
    <style:style style:name="gr19" style:family="graphic" style:parent-style-name="measure">
      <style:graphic-properties draw:textarea-horizontal-align="center" draw:textarea-vertical-align="middle" draw:end-guide="1.7cm" draw:show-unit="true"/>
    </style:style>
    <style:style style:name="gr20" style:family="graphic" style:parent-style-name="measure">
      <style:graphic-properties draw:textarea-horizontal-align="center" draw:textarea-vertical-align="middle" draw:start-guide="-1.5cm" draw:show-unit="true"/>
    </style:style>
    <style:style style:name="gr21" style:family="graphic" style:parent-style-name="measure">
      <style:graphic-properties draw:textarea-horizontal-align="center" draw:textarea-vertical-align="middle" draw:end-guide="-1.6cm" draw:show-unit="true"/>
    </style:style>
    <style:style style:name="gr22" style:family="graphic" style:parent-style-name="measure">
      <style:graphic-properties draw:textarea-horizontal-align="center" draw:textarea-vertical-align="middle" draw:show-unit="true" draw:placing="below"/>
    </style:style>
    <style:style style:name="gr23" style:family="graphic" style:parent-style-name="measure">
      <style:graphic-properties draw:textarea-horizontal-align="center" draw:textarea-vertical-align="middle" draw:unit="km" draw:show-unit="true" draw:parallel="true"/>
    </style:style>
    <style:style style:name="gr24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show-unit="true"/>
    </style:style>
    <style:style style:name="gr25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start-guide="1.4cm" draw:show-unit="true"/>
    </style:style>
    <style:style style:name="gr26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end-guide="1.7cm" draw:show-unit="true"/>
    </style:style>
    <style:style style:name="gr27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start-guide="-1.5cm" draw:show-unit="true"/>
    </style:style>
    <style:style style:name="gr28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end-guide="-1.6cm" draw:show-unit="true"/>
    </style:style>
    <style:style style:name="gr29" style:family="graphic" style:parent-style-name="measure">
      <style:graphic-properties draw:stroke="dash" draw:stroke-dash="Line_20_Style_20_2" svg:stroke-width="0.3cm" draw:marker-start-width="0.65cm" draw:marker-end-width="0.65cm" svg:stroke-opacity="65%" draw:textarea-horizontal-align="center" draw:textarea-vertical-align="middle" draw:show-unit="true" draw:placing="below"/>
    </style:style>
    <style:style style:name="gr30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line-distance="4.553cm" draw:guide-overhang="1cm" draw:guide-distance="1.1cm" draw:start-guide="1.1cm" draw:end-guide="1.2cm" draw:measure-align="left-outside" draw:measure-vertical-align="above" draw:unit="km" draw:show-unit="false" draw:placing="below" draw:parallel="false"/>
    </style:style>
    <style:style style:name="gr31" style:family="graphic" style:parent-style-name="measure">
      <style:graphic-properties draw:stroke="dash" draw:stroke-dash="Line_20_Style_20_2" svg:stroke-width="0.3cm" draw:marker-start-width="0.65cm" draw:marker-end-width="0.65cm" draw:textarea-horizontal-align="center" draw:textarea-vertical-align="middle" draw:line-distance="4.553cm" draw:guide-overhang="1cm" draw:guide-distance="1.1cm" draw:start-guide="1.1cm" draw:end-guide="1.2cm" draw:measure-align="left-outside" draw:measure-vertical-align="above" draw:unit="pt" draw:show-unit="true" draw:placing="below" draw:parallel="false"/>
    </style:style>
    <style:style style:name="gr32" style:family="graphic" style:parent-style-name="measure">
      <style:graphic-properties svg:stroke-width="0.2cm" draw:marker-start-width="0.5cm" draw:marker-end="Arrowheads_20_1" draw:marker-end-width="0.5cm" draw:fill="solid" draw:fill-color="#000080" draw:textarea-horizontal-align="center" draw:textarea-vertical-align="middle" draw:shadow="visible" draw:show-unit="true"/>
    </style:style>
    <style:style style:name="gr33" style:family="graphic" style:parent-style-name="measure">
      <style:graphic-properties svg:stroke-width="0.2cm" draw:marker-start-width="0.5cm" draw:marker-end="Arrowheads_20_2" draw:marker-end-width="0.5cm" draw:fill="solid" draw:fill-color="#000080" draw:textarea-horizontal-align="center" draw:textarea-vertical-align="middle" draw:shadow="visible" draw:start-guide="1.4cm" draw:show-unit="true"/>
    </style:style>
    <style:style style:name="gr34" style:family="graphic" style:parent-style-name="measure">
      <style:graphic-properties svg:stroke-width="0.2cm" draw:marker-start-width="0.5cm" draw:marker-end="Arrowheads_20_3" draw:marker-end-width="0.5cm" draw:fill="solid" draw:fill-color="#000080" draw:textarea-horizontal-align="center" draw:textarea-vertical-align="middle" draw:shadow="visible" draw:end-guide="1.7cm" draw:show-unit="true"/>
    </style:style>
    <style:style style:name="gr35" style:family="graphic" style:parent-style-name="measure">
      <style:graphic-properties svg:stroke-width="0.2cm" draw:marker-start-width="0.5cm" draw:marker-end="Arrowheads_20_4" draw:marker-end-width="0.5cm" draw:fill="solid" draw:fill-color="#000080" draw:textarea-horizontal-align="center" draw:textarea-vertical-align="middle" draw:shadow="visible" draw:start-guide="-1.5cm" draw:show-unit="true"/>
    </style:style>
    <style:style style:name="gr36" style:family="graphic" style:parent-style-name="measure">
      <style:graphic-properties svg:stroke-width="0.2cm" draw:marker-start-width="0.5cm" draw:marker-end="Arrowheads_20_5" draw:marker-end-width="0.5cm" draw:fill="solid" draw:fill-color="#000080" draw:textarea-horizontal-align="center" draw:textarea-vertical-align="middle" draw:shadow="visible" draw:end-guide="-1.6cm" draw:show-unit="true"/>
    </style:style>
    <style:style style:name="gr37" style:family="graphic" style:parent-style-name="measure">
      <style:graphic-properties svg:stroke-width="0.2cm" draw:marker-start-width="0.5cm" draw:marker-end="Arrowheads_20_6" draw:marker-end-width="0.5cm" draw:fill="solid" draw:fill-color="#000080" draw:textarea-horizontal-align="center" draw:textarea-vertical-align="middle" draw:shadow="visible" draw:show-unit="true" draw:placing="below"/>
    </style:style>
    <style:style style:name="gr38" style:family="graphic" style:parent-style-name="measure">
      <style:graphic-properties svg:stroke-width="0.2cm" draw:marker-start-width="0.5cm" draw:marker-end="Arrowheads_20_7" draw:marker-end-width="0.5cm" draw:fill="solid" draw:fill-color="#000080" draw:textarea-horizontal-align="center" draw:textarea-vertical-align="middle" draw:shadow="visible" draw:unit="km" draw:show-unit="true" draw:parallel="true"/>
    </style:style>
    <style:style style:name="gr39" style:family="graphic" style:parent-style-name="standard">
      <style:graphic-properties svg:stroke-color="#000000" draw:fill="gradient" draw:fill-color="#00b8ff" draw:fill-gradient-name="Gradient_20_5" draw:textarea-horizontal-align="center" draw:textarea-vertical-align="middle"/>
    </style:style>
    <style:style style:name="gr40" style:family="graphic" style:parent-style-name="standard">
      <style:graphic-properties svg:stroke-color="#000000" draw:fill="hatch" draw:fill-color="#00b8ff" draw:fill-hatch-name="Hatch_20_3" draw:textarea-horizontal-align="center" draw:textarea-vertical-align="middle"/>
    </style:style>
    <style:style style:name="gr41" style:family="graphic" style:parent-style-name="standard">
      <style:graphic-properties svg:stroke-color="#000000" draw:fill="bitmap" draw:fill-color="#00b8ff" draw:fill-image-name="Space_20_Metal" draw:textarea-horizontal-align="center" draw:textarea-vertical-align="middle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b8ff" draw:textarea-horizontal-align="center" draw:textarea-vertical-align="middle" fo:padding-top="0.15cm" fo:padding-bottom="0.15cm" fo:padding-left="0.15cm" fo:padding-right="0.15cm" draw:shadow="visible"/>
    </style:style>
    <style:style style:name="gr43" style:family="graphic" style:parent-style-name="standard">
      <style:graphic-properties svg:stroke-width="0.3cm" svg:stroke-color="#000000" draw:marker-start-width="0.65cm" draw:marker-end-width="0.65cm" draw:fill="gradient" draw:fill-color="#00b8ff" draw:fill-gradient-name="Gradient_20_5" draw:textarea-horizontal-align="center" draw:textarea-vertical-align="middle" fo:padding-top="0.15cm" fo:padding-bottom="0.15cm" fo:padding-left="0.15cm" fo:padding-right="0.15cm" draw:shadow="visible"/>
    </style:style>
    <style:style style:name="gr44" style:family="graphic" style:parent-style-name="standard">
      <style:graphic-properties svg:stroke-width="0.3cm" svg:stroke-color="#000000" draw:marker-start-width="0.65cm" draw:marker-end-width="0.65cm" draw:fill="hatch" draw:fill-color="#00b8ff" draw:fill-hatch-name="Hatch_20_3" draw:textarea-horizontal-align="center" draw:textarea-vertical-align="middle" fo:padding-top="0.15cm" fo:padding-bottom="0.15cm" fo:padding-left="0.15cm" fo:padding-right="0.15cm" draw:shadow="visible"/>
    </style:style>
    <style:style style:name="gr45" style:family="graphic" style:parent-style-name="standard">
      <style:graphic-properties svg:stroke-width="0.3cm" svg:stroke-color="#000000" draw:marker-start-width="0.65cm" draw:marker-end-width="0.65cm" draw:fill="bitmap" draw:fill-color="#00b8ff" draw:fill-image-name="Space_20_Metal" draw:textarea-horizontal-align="center" draw:textarea-vertical-align="middle" fo:padding-top="0.15cm" fo:padding-bottom="0.15cm" fo:padding-left="0.15cm" fo:padding-right="0.15cm" draw:shadow="visible"/>
    </style:style>
    <style:style style:name="gr46" style:family="graphic" style:parent-style-name="standard">
      <style:graphic-properties draw:stroke="dash" draw:stroke-dash="Line_20_Style_20_3" svg:stroke-width="0.3cm" svg:stroke-color="#000000" draw:marker-start="Arrowheads_20_8" draw:marker-start-width="0.65cm" draw:marker-end-width="0.65cm" draw:fill-color="#00b8ff" draw:textarea-horizontal-align="center" draw:textarea-vertical-align="middle" fo:padding-top="0.15cm" fo:padding-bottom="0.15cm" fo:padding-left="0.15cm" fo:padding-right="0.15cm" draw:shadow="visible"/>
    </style:style>
    <style:style style:name="gr47" style:family="graphic" style:parent-style-name="standard">
      <style:graphic-properties draw:stroke="dash" draw:stroke-dash="Line_20_Style_20_3" svg:stroke-width="0.3cm" svg:stroke-color="#000000" draw:marker-start="Arrowheads_20_9" draw:marker-start-width="0.65cm" draw:marker-end-width="0.65cm" draw:fill="gradient" draw:fill-color="#00b8ff" draw:fill-gradient-name="Gradient_20_5" draw:textarea-horizontal-align="center" draw:textarea-vertical-align="middle" fo:padding-top="0.15cm" fo:padding-bottom="0.15cm" fo:padding-left="0.15cm" fo:padding-right="0.15cm" draw:shadow="visible"/>
    </style:style>
    <style:style style:name="gr48" style:family="graphic" style:parent-style-name="standard">
      <style:graphic-properties draw:stroke="dash" draw:stroke-dash="Line_20_Style_20_3" svg:stroke-width="0.3cm" svg:stroke-color="#000000" draw:marker-start="Arrowheads_20_10" draw:marker-start-width="0.65cm" draw:marker-end-width="0.65cm" draw:fill="hatch" draw:fill-color="#00b8ff" draw:fill-hatch-name="Hatch_20_3" draw:textarea-horizontal-align="center" draw:textarea-vertical-align="middle" fo:padding-top="0.15cm" fo:padding-bottom="0.15cm" fo:padding-left="0.15cm" fo:padding-right="0.15cm" draw:shadow="visible"/>
    </style:style>
    <style:style style:name="gr49" style:family="graphic" style:parent-style-name="standard">
      <style:graphic-properties draw:stroke="dash" draw:stroke-dash="Line_20_Style_20_3" svg:stroke-width="0.3cm" svg:stroke-color="#000000" draw:marker-start="Arrowheads_20_11" draw:marker-start-width="0.65cm" draw:marker-end-width="0.65cm" draw:fill="bitmap" draw:fill-color="#00b8ff" draw:fill-image-name="Space_20_Metal" draw:textarea-horizontal-align="center" draw:textarea-vertical-align="middle" fo:padding-top="0.15cm" fo:padding-bottom="0.15cm" fo:padding-left="0.15cm" fo:padding-right="0.15cm" draw:shadow="visible"/>
    </style:style>
    <style:style style:name="gr50" style:family="graphic" style:parent-style-name="objectwithoutfill">
      <style:graphic-properties draw:stroke="dash" draw:stroke-dash="Line_20_Style_20_3" svg:stroke-width="0.1cm" svg:stroke-color="#000000" draw:marker-start="Arrowheads_20_12" draw:marker-start-width="0.35cm" draw:marker-end-width="0.35cm" draw:fill="none" draw:fill-color="#00b8ff" draw:textarea-horizontal-align="center" draw:textarea-vertical-align="middle" fo:padding-top="0.05cm" fo:padding-bottom="0.05cm" fo:padding-left="0.05cm" fo:padding-right="0.05cm"/>
    </style:style>
    <style:style style:name="gr51" style:family="graphic" style:parent-style-name="objectwithoutfill">
      <style:graphic-properties draw:stroke="dash" draw:stroke-dash="Line_20_Style_20_3" svg:stroke-width="0.4cm" svg:stroke-color="#000000" draw:marker-start-width="0.8cm" draw:marker-end="Arrowheads_20_13" draw:marker-end-width="0.8cm" draw:fill="solid" draw:fill-color="#ffffff" draw:textarea-horizontal-align="center" draw:textarea-vertical-align="middle" fo:padding-top="0.2cm" fo:padding-bottom="0.2cm" fo:padding-left="0.2cm" fo:padding-right="0.2cm" draw:shadow="visible"/>
    </style:style>
    <style:style style:name="gr52" style:family="graphic" style:parent-style-name="objectwithoutfill">
      <style:graphic-properties draw:stroke="dash" draw:stroke-dash="Line_20_Style_20_2" svg:stroke-width="0.3cm" svg:stroke-color="#000000" draw:marker-start="Circle" draw:marker-start-width="0.65cm" draw:marker-start-center="true" draw:marker-end="Circle" draw:marker-end-width="0.65cm" draw:marker-end-center="true" draw:fill="solid" draw:fill-color="#ffffff" draw:textarea-horizontal-align="center" draw:textarea-vertical-align="middle" fo:padding-top="0.15cm" fo:padding-bottom="0.15cm" fo:padding-left="0.15cm" fo:padding-right="0.15cm" draw:shadow="visible"/>
    </style:style>
    <style:style style:name="gr53" style:family="graphic" style:parent-style-name="objectwithoutfill">
      <style:graphic-properties svg:stroke-color="#000000" draw:marker-start="Arrowheads_20_14" draw:marker-start-center="true" draw:marker-end="Arrowheads_20_15" draw:marker-end-center="true" draw:fill="none" draw:fill-color="#00b8ff" draw:textarea-horizontal-align="center" draw:textarea-vertical-align="middle"/>
    </style:style>
    <style:style style:name="gr54" style:family="graphic" style:parent-style-name="standard">
      <style:graphic-properties svg:stroke-color="#000000" draw:marker-start="Circle" draw:marker-start-width="0.25cm" draw:fill-color="#00b8ff" draw:textarea-horizontal-align="center" draw:textarea-vertical-align="middle"/>
    </style:style>
    <style:style style:name="gr55" style:family="graphic" style:parent-style-name="standard">
      <style:graphic-properties svg:stroke-width="0.3cm" svg:stroke-color="#000000" draw:marker-start="Circle" draw:marker-start-width="0.7cm" draw:marker-end-width="0.65cm" svg:stroke-opacity="25%" draw:fill-color="#00b8ff" draw:textarea-horizontal-align="center" draw:textarea-vertical-align="middle" fo:padding-top="0.15cm" fo:padding-bottom="0.15cm" fo:padding-left="0.15cm" fo:padding-right="0.15cm" draw:shadow="hidden"/>
    </style:style>
    <style:style style:name="gr56" style:family="graphic" style:parent-style-name="standard">
      <style:graphic-properties svg:stroke-color="#000000" draw:fill-color="#00b8ff" draw:textarea-horizontal-align="center" draw:textarea-vertical-align="middle" draw:shadow="visible"/>
    </style:style>
    <style:style style:name="gr57" style:family="graphic" style:parent-style-name="standard">
      <style:graphic-properties svg:stroke-width="0.3cm" svg:stroke-color="#000000" draw:marker-start="Circle" draw:marker-start-width="0.7cm" draw:marker-end="Arrowheads_20_16" draw:marker-end-width="0.65cm" draw:fill-color="#00b8ff" draw:textarea-horizontal-align="center" draw:textarea-vertical-align="middle" fo:padding-top="0.15cm" fo:padding-bottom="0.15cm" fo:padding-left="0.15cm" fo:padding-right="0.15cm" draw:shadow="visible"/>
    </style:style>
    <style:style style:name="gr58" style:family="graphic" style:parent-style-name="standard">
      <style:graphic-properties draw:stroke="solid" draw:stroke-dash="Line_20_Style_20_2" svg:stroke-width="0.5cm" svg:stroke-color="#0047ff" draw:marker-start="Circle" draw:marker-start-width="1.4cm" draw:marker-start-center="true" draw:marker-end="Circle" draw:marker-end-width="1.4cm" draw:marker-end-center="true" svg:stroke-opacity="15%" draw:stroke-linejoin="round" draw:fill="solid" draw:fill-color="#9966cc" draw:secondary-fill-color="#99ccff" draw:fill-gradient-name="Gradient_20_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visible" draw:shadow-offset-x="0.3cm" draw:shadow-offset-y="0.3cm" draw:shadow-color="#808080" draw:shadow-opacity="100%"/>
    </style:style>
    <style:style style:name="gr59" style:family="graphic" style:parent-style-name="standard">
      <style:graphic-properties draw:stroke="solid" draw:stroke-dash="Line_20_Style_20_2" svg:stroke-width="0.5cm" svg:stroke-color="#0047ff" draw:marker-start="Circle" draw:marker-start-width="1.4cm" draw:marker-start-center="true" draw:marker-end="Circle" draw:marker-end-width="1.4cm" draw:marker-end-center="true" svg:stroke-opacity="15%" draw:fill="solid" draw:fill-color="#9966cc" draw:opacity="100%" draw:shadow="visible" dr3d:vertical-segments="17"/>
    </style:style>
    <style:style style:name="pr1" style:family="presentation" style:parent-style-name="lyt-cool-notes" style:list-style-name="L2">
      <style:graphic-properties draw:fill-color="#ffffff" draw:auto-grow-height="true" fo:min-height="11.411cm"/>
    </style:style>
    <style:style style:name="pr2" style:family="presentation" style:parent-style-name="lyt-cool-notes" style:list-style-name="L2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style:text-outline="true" fo:text-shadow="1pt 1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24pt" fo:letter-spacing="-0.141cm" style:letter-kerning="true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style:text-outline="true" style:text-line-through-style="solid" fo:text-shadow="1pt 1pt"/>
    </style:style>
    <style:style style:name="T2" style:family="text">
      <style:text-properties fo:font-size="24pt" fo:letter-spacing="-0.141cm" style:letter-kerning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draw:style-name="gr1" draw:text-style-name="P1" draw:id="id7" draw:layer="layout" svg:width="1.759cm" svg:height="0.988cm" svg:x="2.066cm" svg:y="2cm">
          <draw:text-box>
            <text:p text:style-name="P1">Text</text:p>
          </draw:text-box>
        </draw:frame>
        <draw:caption draw:style-name="gr2" draw:text-style-name="P2" draw:id="id8" draw:layer="layout" svg:width="1.459cm" svg:height="0.938cm" svg:x="10.541cm" svg:y="2.987cm" draw:caption-point-x="-1.433cm" draw:caption-point-y="-1.309cm">
          <text:p text:style-name="P2">Text</text:p>
        </draw:caption>
        <draw:frame draw:style-name="gr3" draw:text-style-name="P3" draw:id="id9" draw:layer="layout" svg:width="1.759cm" svg:height="0.988cm" svg:x="2.066cm" svg:y="3.276cm">
          <draw:text-box>
            <text:p text:style-name="P1"><text:span text:style-name="T1">Text</text:span></text:p>
          </draw:text-box>
        </draw:frame>
        <draw:frame draw:style-name="gr4" draw:text-style-name="P5" draw:id="id10" draw:layer="layout" svg:width="2.667cm" svg:height="1.237cm" svg:x="2.066cm" svg:y="4.552cm">
          <draw:text-box>
            <text:p text:style-name="P4"><text:span text:style-name="T2">Text</text:span></text:p>
          </draw:text-box>
        </draw:frame>
        <draw:frame draw:style-name="gr1" draw:text-style-name="P1" draw:id="id11" draw:layer="layout" svg:width="1.759cm" svg:height="0.988cm" svg:x="2.066cm" svg:y="5.828cm">
          <draw:text-box>
            <text:p text:style-name="P1">Text</text:p>
          </draw:text-box>
        </draw:frame>
        <draw:caption draw:style-name="gr5" draw:text-style-name="P2" draw:id="id12" draw:layer="layout" svg:width="1.459cm" svg:height="0.938cm" svg:x="10.541cm" svg:y="4.901cm" draw:caption-point-x="-1.433cm" draw:caption-point-y="-1.309cm">
          <text:p text:style-name="P2">Text</text:p>
        </draw:caption>
        <draw:caption draw:style-name="gr6" draw:text-style-name="P2" draw:id="id13" draw:layer="layout" svg:width="1.459cm" svg:height="0.938cm" svg:x="10.541cm" svg:y="6.814cm" draw:caption-point-x="-1.433cm" draw:caption-point-y="-1.309cm">
          <text:p text:style-name="P2">Text</text:p>
        </draw:caption>
        <draw:caption draw:style-name="gr7" draw:text-style-name="P2" draw:id="id14" draw:layer="layout" svg:width="1.459cm" svg:height="0.938cm" svg:x="10.541cm" svg:y="8.728cm" draw:caption-point-x="-1.433cm" draw:caption-point-y="-1.309cm">
          <text:p text:style-name="P2">Text</text:p>
        </draw:caption>
        <draw:caption draw:style-name="gr8" draw:text-style-name="P2" draw:id="id15" draw:layer="layout" svg:width="1.459cm" svg:height="0.938cm" svg:x="10.541cm" svg:y="10.642cm" draw:caption-point-x="-1.433cm" draw:caption-point-y="-1.309cm">
          <text:p text:style-name="P2">Text</text:p>
        </draw:caption>
        <draw:caption draw:style-name="gr9" draw:text-style-name="P2" draw:id="id16" draw:layer="layout" svg:width="1.459cm" svg:height="0.938cm" svg:x="10.541cm" svg:y="12.556cm" draw:caption-point-x="-1.433cm" draw:caption-point-y="-1.309cm">
          <text:p text:style-name="P2">Text</text:p>
        </draw:caption>
        <draw:caption draw:style-name="gr10" draw:text-style-name="P2" draw:id="id17" draw:layer="layout" svg:width="1.459cm" svg:height="0.938cm" svg:x="10.541cm" svg:y="14.469cm" draw:caption-point-x="-1.433cm" draw:caption-point-y="-1.309cm">
          <text:p text:style-name="P2">Text</text:p>
        </draw:caption>
        <draw:caption draw:style-name="gr11" draw:text-style-name="P2" draw:id="id18" draw:layer="layout" svg:width="1.459cm" svg:height="0.938cm" svg:x="10.541cm" svg:y="16.383cm" draw:caption-point-x="-1.433cm" draw:caption-point-y="-1.309cm">
          <text:p text:style-name="P2">Text</text:p>
        </draw:caption>
        <draw:rect draw:style-name="gr12" draw:text-style-name="P6" draw:id="id19" draw:layer="layout" svg:width="2.568cm" svg:height="1.829cm" svg:x="14.715cm" svg:y="1.589cm">
          <text:p text:style-name="P1"/>
        </draw:rect>
        <draw:rect draw:style-name="gr12" draw:text-style-name="P6" draw:id="id20" draw:layer="layout" svg:width="1.534cm" svg:height="1.534cm" svg:x="14.893cm" svg:y="4.215cm">
          <text:p text:style-name="P1"/>
        </draw:rect>
        <draw:rect draw:style-name="gr12" draw:text-style-name="P6" draw:id="id21" draw:layer="layout" svg:width="3.306cm" svg:height="1.83cm" svg:x="18.256cm" svg:y="1.5cm" draw:corner-radius="0.5cm">
          <text:p text:style-name="P1"/>
        </draw:rect>
        <draw:rect draw:style-name="gr12" draw:text-style-name="P6" draw:id="id22" draw:layer="layout" svg:width="2.242cm" svg:height="2.243cm" svg:x="22.86cm" svg:y="1.647cm" draw:corner-radius="0.5cm">
          <text:p text:style-name="P1"/>
        </draw:rect>
        <draw:rect draw:style-name="gr13" draw:id="id23" draw:layer="layout" svg:width="2.774cm" svg:height="2.124cm" svg:x="17.105cm" svg:y="4.038cm">
          <text:p text:style-name="P1"/>
        </draw:rect>
        <draw:rect draw:style-name="gr13" draw:id="id24" draw:layer="layout" svg:width="2.154cm" svg:height="2.154cm" svg:x="20.971cm" svg:y="4.186cm">
          <text:p text:style-name="P1"/>
        </draw:rect>
        <draw:rect draw:style-name="gr14" draw:id="id25" draw:layer="layout" svg:width="2.036cm" svg:height="2.036cm" svg:x="23.863cm" svg:y="4.451cm" draw:corner-radius="0.5cm">
          <text:p text:style-name="P1"/>
        </draw:rect>
        <draw:ellipse draw:style-name="gr12" draw:text-style-name="P6" draw:id="id26" draw:layer="layout" svg:width="4.426cm" svg:height="1.121cm" svg:x="15.099cm" svg:y="7.402cm">
          <text:p text:style-name="P1"/>
        </draw:ellipse>
        <draw:circle draw:style-name="gr12" draw:text-style-name="P6" draw:id="id27" draw:layer="layout" svg:width="2.449cm" svg:height="2.449cm" svg:x="20.853cm" svg:y="7.254cm">
          <text:p text:style-name="P1"/>
        </draw:circle>
        <draw:ellipse draw:style-name="gr12" draw:text-style-name="P6" draw:id="id28" draw:layer="layout" svg:width="2.066cm" svg:height="1.446cm" svg:x="15.099cm" svg:y="9.172cm" draw:kind="section" draw:start-angle="215.52" draw:end-angle="111.32">
          <text:p text:style-name="P1"/>
        </draw:ellipse>
        <draw:circle draw:style-name="gr12" draw:text-style-name="P6" draw:id="id29" draw:layer="layout" svg:width="2.361cm" svg:height="2.361cm" svg:x="18.994cm" svg:y="9.703cm" draw:kind="section" draw:start-angle="29.7" draw:end-angle="268.47">
          <text:p text:style-name="P1"/>
        </draw:circle>
        <draw:ellipse draw:style-name="gr12" draw:text-style-name="P6" draw:id="id30" draw:layer="layout" svg:width="2.479cm" svg:height="1.948cm" svg:x="23.863cm" svg:y="10.5cm" draw:kind="cut" draw:start-angle="230.52" draw:end-angle="60.11">
          <text:p text:style-name="P1"/>
        </draw:ellipse>
        <draw:circle draw:style-name="gr12" draw:text-style-name="P6" draw:id="id31" draw:layer="layout" svg:width="3.806cm" svg:height="3.806cm" svg:x="15.955cm" svg:y="12.241cm" draw:kind="cut" draw:start-angle="103.69" draw:end-angle="19.44">
          <text:p text:style-name="P1"/>
        </draw:circle>
        <draw:path draw:style-name="gr12" draw:text-style-name="P6" draw:id="id32" draw:layer="layout" svg:width="6.238cm" svg:height="3.069cm" svg:x="20.516cm" svg:y="12.979cm" svg:viewBox="0 0 6239 3070" svg:d="m3021 0c-1918 2655-531 3924 2449 2449s-3541-2036-5164-1476 3718 1004 3718 1004c0 0 0 0-1003-1977z">
          <text:p text:style-name="P1"/>
        </draw:path>
        <draw:path draw:style-name="gr12" draw:text-style-name="P6" draw:id="id33" draw:layer="layout" svg:width="6.264cm" svg:height="3.605cm" svg:x="13.5cm" svg:y="16.032cm" svg:viewBox="0 0 6265 3606" svg:d="m3283 1047c-355 146-683 373-915 678-209 273-47 732 324 796 353 61 705 132 1062 178 317 40 628 20 945 59 329 40 590-287 914-237 433 68 677 517 650 886-29 393-678 76-1003 118-407 51-792-188-1033-502-302-391-905-571-1033-1062-118-454 531-405 796-354 343 66 660 234 1004 236 232 1 938 481 531-206-222-376-560-718-974-856-337-113-725-112-1062 0-485 161-269 760-442 1121-143 297 194 690-355 797-409 79-784 132-1180 206-407 77-761-283-974-590-251-362-594-772-531-1239 43-315 368-835 767-620 377 203 762 410 1033 767 293 385 710 690 1180 856 350 124 747 172 1092 0 648-323-79-708-354-885-435-281-614 352-944 384-379 36-761-190-1003-472-216-251-757-638-473-945 242-260 751-180 1063 59 0 0 0 0 236 295 0 0 0 0 118 207 0 0 0 0 561 325z">
          <text:p text:style-name="P1"/>
        </draw:path>
        <draw:path draw:style-name="gr15" draw:id="id34" draw:layer="layout" svg:width="4.484cm" svg:height="1.511cm" svg:x="23.051cm" svg:y="16.981cm" svg:viewBox="0 0 4485 1512" svg:d="m3318 67c-2921 737-2980 1416 89 1445s-1210-1386-2980-1504 2537 1032 2537 1032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04s" smil:fill="hold" smil:targetElement="id7" smil:attributeName="visibility" smil:to="visible"/>
                  <anim:animate smil:dur="2s" smil:fill="hold" smil:targetElement="id7" smil:attributeName="x" smil:values="x;x" smil:keyTimes="0;1" presentation:additive="base"/>
                  <anim:animate smil:dur="2s" smil:fill="hold" smil:targetElement="id7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8" smil:attributeName="visibility" smil:to="visible"/>
                  <anim:animate smil:dur="2s" smil:fill="hold" smil:targetElement="id8" smil:attributeName="x" smil:values="x;x" smil:keyTimes="0;1" presentation:additive="base"/>
                  <anim:animate smil:dur="2s" smil:fill="hold" smil:targetElement="id8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9" smil:attributeName="visibility" smil:to="visible"/>
                  <anim:animate smil:dur="2s" smil:fill="hold" smil:targetElement="id9" smil:attributeName="x" smil:values="x;x" smil:keyTimes="0;1" presentation:additive="base"/>
                  <anim:animate smil:dur="2s" smil:fill="hold" smil:targetElement="id9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0" smil:attributeName="visibility" smil:to="visible"/>
                  <anim:animate smil:dur="2s" smil:fill="hold" smil:targetElement="id10" smil:attributeName="x" smil:values="x;x" smil:keyTimes="0;1" presentation:additive="base"/>
                  <anim:animate smil:dur="2s" smil:fill="hold" smil:targetElement="id10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1" smil:attributeName="visibility" smil:to="visible"/>
                  <anim:animate smil:dur="2s" smil:fill="hold" smil:targetElement="id11" smil:attributeName="x" smil:values="x;x" smil:keyTimes="0;1" presentation:additive="base"/>
                  <anim:animate smil:dur="2s" smil:fill="hold" smil:targetElement="id11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2" smil:attributeName="visibility" smil:to="visible"/>
                  <anim:animate smil:dur="2s" smil:fill="hold" smil:targetElement="id12" smil:attributeName="x" smil:values="x;x" smil:keyTimes="0;1" presentation:additive="base"/>
                  <anim:animate smil:dur="2s" smil:fill="hold" smil:targetElement="id12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3" smil:attributeName="visibility" smil:to="visible"/>
                  <anim:animate smil:dur="2s" smil:fill="hold" smil:targetElement="id13" smil:attributeName="x" smil:values="x;x" smil:keyTimes="0;1" presentation:additive="base"/>
                  <anim:animate smil:dur="2s" smil:fill="hold" smil:targetElement="id13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4" smil:attributeName="visibility" smil:to="visible"/>
                  <anim:animate smil:dur="2s" smil:fill="hold" smil:targetElement="id14" smil:attributeName="x" smil:values="x;x" smil:keyTimes="0;1" presentation:additive="base"/>
                  <anim:animate smil:dur="2s" smil:fill="hold" smil:targetElement="id14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5" smil:attributeName="visibility" smil:to="visible"/>
                  <anim:animate smil:dur="2s" smil:fill="hold" smil:targetElement="id15" smil:attributeName="x" smil:values="x;x" smil:keyTimes="0;1" presentation:additive="base"/>
                  <anim:animate smil:dur="2s" smil:fill="hold" smil:targetElement="id15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6" smil:attributeName="visibility" smil:to="visible"/>
                  <anim:animate smil:dur="2s" smil:fill="hold" smil:targetElement="id16" smil:attributeName="x" smil:values="x;x" smil:keyTimes="0;1" presentation:additive="base"/>
                  <anim:animate smil:dur="2s" smil:fill="hold" smil:targetElement="id16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7" smil:attributeName="visibility" smil:to="visible"/>
                  <anim:animate smil:dur="2s" smil:fill="hold" smil:targetElement="id17" smil:attributeName="x" smil:values="x;x" smil:keyTimes="0;1" presentation:additive="base"/>
                  <anim:animate smil:dur="2s" smil:fill="hold" smil:targetElement="id17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4s" smil:fill="hold" smil:targetElement="id18" smil:attributeName="visibility" smil:to="visible"/>
                  <anim:animate smil:dur="2s" smil:fill="hold" smil:targetElement="id18" smil:attributeName="x" smil:values="x;x" smil:keyTimes="0;1" presentation:additive="base"/>
                  <anim:animate smil:dur="2s" smil:fill="hold" smil:targetElement="id18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4s" smil:fill="hold" smil:targetElement="id19" smil:attributeName="visibility" smil:to="visible"/>
                  <anim:animate smil:dur="2s" smil:fill="hold" smil:targetElement="id19" smil:attributeName="width" smil:values="0;width" smil:keyTimes="0;1" presentation:additive="base"/>
                  <anim:animate smil:dur="2s" smil:fill="hold" smil:targetElement="id19" smil:attributeName="height" smil:values="0;height" smil:keyTimes="0;1" presentation:additive="bas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0" smil:attributeName="visibility" smil:to="visible"/>
                  <anim:animate smil:dur="2s" smil:fill="hold" smil:targetElement="id20" smil:attributeName="width" smil:values="0;width" smil:keyTimes="0;1" presentation:additive="base"/>
                  <anim:animate smil:dur="2s" smil:fill="hold" smil:targetElement="id20" smil:attributeName="height" smil:values="0;height" smil:keyTimes="0;1" presentation:additive="bas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1" smil:attributeName="visibility" smil:to="visible"/>
                  <anim:animate smil:dur="2s" smil:fill="hold" smil:targetElement="id21" smil:attributeName="width" smil:values="0;width" smil:keyTimes="0;1" presentation:additive="base"/>
                  <anim:animate smil:dur="2s" smil:fill="hold" smil:targetElement="id21" smil:attributeName="height" smil:values="0;height" smil:keyTimes="0;1" presentation:additive="bas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2" smil:attributeName="visibility" smil:to="visible"/>
                  <anim:animate smil:dur="2s" smil:fill="hold" smil:targetElement="id22" smil:attributeName="width" smil:values="0;width" smil:keyTimes="0;1" presentation:additive="base"/>
                  <anim:animate smil:dur="2s" smil:fill="hold" smil:targetElement="id22" smil:attributeName="height" smil:values="0;height" smil:keyTimes="0;1" presentation:additive="bas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3" smil:attributeName="visibility" smil:to="visible"/>
                  <anim:animate smil:dur="2s" smil:fill="hold" smil:targetElement="id23" smil:attributeName="width" smil:values="0;width" smil:keyTimes="0;1" presentation:additive="base"/>
                  <anim:animate smil:dur="2s" smil:fill="hold" smil:targetElement="id23" smil:attributeName="height" smil:values="0;height" smil:keyTimes="0;1" presentation:additive="bas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4" smil:attributeName="visibility" smil:to="visible"/>
                  <anim:animate smil:dur="2s" smil:fill="hold" smil:targetElement="id24" smil:attributeName="width" smil:values="0;width" smil:keyTimes="0;1" presentation:additive="base"/>
                  <anim:animate smil:dur="2s" smil:fill="hold" smil:targetElement="id24" smil:attributeName="height" smil:values="0;height" smil:keyTimes="0;1" presentation:additive="bas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5" smil:attributeName="visibility" smil:to="visible"/>
                  <anim:animate smil:dur="2s" smil:fill="hold" smil:targetElement="id25" smil:attributeName="width" smil:values="0;width" smil:keyTimes="0;1" presentation:additive="base"/>
                  <anim:animate smil:dur="2s" smil:fill="hold" smil:targetElement="id25" smil:attributeName="height" smil:values="0;height" smil:keyTimes="0;1" presentation:additive="bas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6" smil:attributeName="visibility" smil:to="visible"/>
                  <anim:animate smil:dur="2s" smil:fill="hold" smil:targetElement="id26" smil:attributeName="width" smil:values="0;width" smil:keyTimes="0;1" presentation:additive="base"/>
                  <anim:animate smil:dur="2s" smil:fill="hold" smil:targetElement="id26" smil:attributeName="height" smil:values="0;height" smil:keyTimes="0;1" presentation:additive="bas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7" smil:attributeName="visibility" smil:to="visible"/>
                  <anim:animate smil:dur="2s" smil:fill="hold" smil:targetElement="id27" smil:attributeName="width" smil:values="0;width" smil:keyTimes="0;1" presentation:additive="base"/>
                  <anim:animate smil:dur="2s" smil:fill="hold" smil:targetElement="id27" smil:attributeName="height" smil:values="0;height" smil:keyTimes="0;1" presentation:additive="bas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8" smil:attributeName="visibility" smil:to="visible"/>
                  <anim:animate smil:dur="2s" smil:fill="hold" smil:targetElement="id28" smil:attributeName="width" smil:values="0;width" smil:keyTimes="0;1" presentation:additive="base"/>
                  <anim:animate smil:dur="2s" smil:fill="hold" smil:targetElement="id28" smil:attributeName="height" smil:values="0;height" smil:keyTimes="0;1" presentation:additive="bas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29" smil:attributeName="visibility" smil:to="visible"/>
                  <anim:animate smil:dur="2s" smil:fill="hold" smil:targetElement="id29" smil:attributeName="width" smil:values="0;width" smil:keyTimes="0;1" presentation:additive="base"/>
                  <anim:animate smil:dur="2s" smil:fill="hold" smil:targetElement="id29" smil:attributeName="height" smil:values="0;height" smil:keyTimes="0;1" presentation:additive="bas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30" smil:attributeName="visibility" smil:to="visible"/>
                  <anim:animate smil:dur="2s" smil:fill="hold" smil:targetElement="id30" smil:attributeName="width" smil:values="0;width" smil:keyTimes="0;1" presentation:additive="base"/>
                  <anim:animate smil:dur="2s" smil:fill="hold" smil:targetElement="id30" smil:attributeName="height" smil:values="0;height" smil:keyTimes="0;1" presentation:additive="bas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31" smil:attributeName="visibility" smil:to="visible"/>
                  <anim:animate smil:dur="2s" smil:fill="hold" smil:targetElement="id31" smil:attributeName="width" smil:values="0;width" smil:keyTimes="0;1" presentation:additive="base"/>
                  <anim:animate smil:dur="2s" smil:fill="hold" smil:targetElement="id31" smil:attributeName="height" smil:values="0;height" smil:keyTimes="0;1" presentation:additive="bas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32" smil:attributeName="visibility" smil:to="visible"/>
                  <anim:animate smil:dur="2s" smil:fill="hold" smil:targetElement="id32" smil:attributeName="width" smil:values="0;width" smil:keyTimes="0;1" presentation:additive="base"/>
                  <anim:animate smil:dur="2s" smil:fill="hold" smil:targetElement="id32" smil:attributeName="height" smil:values="0;height" smil:keyTimes="0;1" presentation:additive="bas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33" smil:attributeName="visibility" smil:to="visible"/>
                  <anim:animate smil:dur="2s" smil:fill="hold" smil:targetElement="id33" smil:attributeName="width" smil:values="0;width" smil:keyTimes="0;1" presentation:additive="base"/>
                  <anim:animate smil:dur="2s" smil:fill="hold" smil:targetElement="id33" smil:attributeName="height" smil:values="0;height" smil:keyTimes="0;1" presentation:additive="bas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4s" smil:fill="hold" smil:targetElement="id34" smil:attributeName="visibility" smil:to="visible"/>
                  <anim:animate smil:dur="2s" smil:fill="hold" smil:targetElement="id34" smil:attributeName="width" smil:values="0;width" smil:keyTimes="0;1" presentation:additive="base"/>
                  <anim:animate smil:dur="2s" smil:fill="hold" smil:targetElement="id34" smil:attributeName="height" smil:values="0;height" smil:keyTimes="0;1" presentation:additive="bas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6" draw:layer="layout" svg:width="13.706cm" svg:height="10.28cm" svg:x="3.647cm" svg:y="2.853cm" draw:page-number="1" presentation:class="page"/>
          <draw:frame presentation:style-name="pr1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measure draw:style-name="gr17" draw:text-style-name="P1" draw:id="id35" draw:layer="layout" svg:x1="1.168cm" svg:y1="1.321cm" svg:x2="5.868cm" svg:y2="4.592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18" draw:text-style-name="P1" draw:id="id36" draw:layer="layout" svg:x1="1.243cm" svg:y1="2.458cm" svg:x2="5.943cm" svg:y2="5.729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19" draw:text-style-name="P1" draw:id="id37" draw:layer="layout" svg:x1="3.314cm" svg:y1="1.397cm" svg:x2="8.014cm" svg:y2="4.669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20" draw:text-style-name="P1" draw:id="id38" draw:layer="layout" svg:x1="1.22cm" svg:y1="4.671cm" svg:x2="5.92cm" svg:y2="7.943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21" draw:text-style-name="P1" draw:id="id39" draw:layer="layout" svg:x1="1.243cm" svg:y1="3.215cm" svg:x2="5.943cm" svg:y2="6.487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22" draw:text-style-name="P1" draw:id="id40" draw:layer="layout" svg:x1="1.243cm" svg:y1="5.74cm" svg:x2="5.943cm" svg:y2="9.012cm">
          <text:p text:style-name="P1"><text:measure text:kind="gap"/><text:measure text:kind="value">5,73</text:measure><text:measure text:kind="unit">cm</text:measure><text:measure text:kind="gap"/></text:p>
        </draw:measure>
        <draw:measure draw:style-name="gr23" draw:text-style-name="P1" draw:id="id41" draw:layer="layout" svg:x1="1.491cm" svg:y1="8.2cm" svg:x2="6.191cm" svg:y2="11.471cm">
          <text:p text:style-name="P1"><text:measure text:kind="gap"> </text:measure><text:measure text:kind="value">0</text:measure><text:measure text:kind="unit">km</text:measure><text:measure text:kind="gap"> </text:measure></text:p>
        </draw:measure>
        <draw:measure draw:style-name="gr24" draw:text-style-name="P1" draw:id="id42" draw:layer="layout" svg:x1="10.81cm" svg:y1="2.265cm" svg:x2="13.487cm" svg:y2="4.129cm">
          <text:p text:style-name="P1"><text:measure text:kind="gap"/><text:measure text:kind="value">3,26</text:measure><text:measure text:kind="unit">cm</text:measure><text:measure text:kind="gap"/></text:p>
        </draw:measure>
        <draw:measure draw:style-name="gr25" draw:text-style-name="P1" draw:id="id43" draw:layer="layout" svg:x1="10.853cm" svg:y1="2.913cm" svg:x2="13.53cm" svg:y2="4.777cm">
          <text:p text:style-name="P1"><text:measure text:kind="gap"/><text:measure text:kind="value">3,26</text:measure><text:measure text:kind="unit">cm</text:measure><text:measure text:kind="gap"/></text:p>
        </draw:measure>
        <draw:measure draw:style-name="gr26" draw:text-style-name="P1" draw:id="id44" draw:layer="layout" svg:x1="12.033cm" svg:y1="2.309cm" svg:x2="14.71cm" svg:y2="4.172cm">
          <text:p text:style-name="P1"><text:measure text:kind="gap"/><text:measure text:kind="value">3,26</text:measure><text:measure text:kind="unit">cm</text:measure><text:measure text:kind="gap"/></text:p>
        </draw:measure>
        <draw:measure draw:style-name="gr27" draw:text-style-name="P1" draw:id="id45" draw:layer="layout" svg:x1="10.84cm" svg:y1="4.174cm" svg:x2="13.517cm" svg:y2="6.037cm">
          <text:p text:style-name="P1"><text:measure text:kind="gap"/><text:measure text:kind="value">3,26</text:measure><text:measure text:kind="unit">cm</text:measure><text:measure text:kind="gap"/></text:p>
        </draw:measure>
        <draw:measure draw:style-name="gr28" draw:text-style-name="P1" draw:id="id46" draw:layer="layout" svg:x1="10.853cm" svg:y1="3.345cm" svg:x2="13.53cm" svg:y2="5.208cm">
          <text:p text:style-name="P1"><text:measure text:kind="gap"/><text:measure text:kind="value">3,26</text:measure><text:measure text:kind="unit">cm</text:measure><text:measure text:kind="gap"/></text:p>
        </draw:measure>
        <draw:measure draw:style-name="gr29" draw:text-style-name="P1" draw:id="id47" draw:layer="layout" svg:x1="10.853cm" svg:y1="4.783cm" svg:x2="13.53cm" svg:y2="6.647cm">
          <text:p text:style-name="P1"><text:measure text:kind="gap"/><text:measure text:kind="value">3,26</text:measure><text:measure text:kind="unit">cm</text:measure><text:measure text:kind="gap"/></text:p>
        </draw:measure>
        <draw:measure draw:style-name="gr30" draw:text-style-name="P1" draw:id="id48" draw:layer="layout" svg:x1="11.302cm" svg:y1="5.595cm" svg:x2="14.643cm" svg:y2="6.735cm">
          <text:p text:style-name="P1"><text:measure text:kind="gap"/><text:measure text:kind="value">0</text:measure><text:measure text:kind="unit"/><text:measure text:kind="gap"/></text:p>
        </draw:measure>
        <draw:measure draw:style-name="gr31" draw:text-style-name="P1" draw:id="id49" draw:layer="layout" svg:x1="11.794cm" svg:y1="7.604cm" svg:x2="15.135cm" svg:y2="8.745cm">
          <text:p text:style-name="P1"><text:measure text:kind="gap"/><text:measure text:kind="value">100,06</text:measure><text:measure text:kind="unit">pt</text:measure><text:measure text:kind="gap"/></text:p>
        </draw:measure>
        <draw:measure draw:style-name="gr32" draw:text-style-name="P1" draw:id="id50" draw:layer="layout" svg:x1="22.693cm" svg:y1="1.321cm" svg:x2="25.811cm" svg:y2="3.491cm">
          <text:p text:style-name="P1"><text:measure text:kind="gap"/><text:measure text:kind="value">3,8</text:measure><text:measure text:kind="unit">cm</text:measure><text:measure text:kind="gap"/></text:p>
        </draw:measure>
        <draw:measure draw:style-name="gr33" draw:text-style-name="P1" draw:id="id51" draw:layer="layout" svg:x1="22.743cm" svg:y1="2.075cm" svg:x2="25.861cm" svg:y2="4.245cm">
          <text:p text:style-name="P1"><text:measure text:kind="gap"/><text:measure text:kind="value">3,8</text:measure><text:measure text:kind="unit">cm</text:measure><text:measure text:kind="gap"/></text:p>
        </draw:measure>
        <draw:measure draw:style-name="gr34" draw:text-style-name="P1" draw:id="id52" draw:layer="layout" svg:x1="24.117cm" svg:y1="1.371cm" svg:x2="27.235cm" svg:y2="3.542cm">
          <text:p text:style-name="P1"><text:measure text:kind="gap"/><text:measure text:kind="value">3,8</text:measure><text:measure text:kind="unit">cm</text:measure><text:measure text:kind="gap"/></text:p>
        </draw:measure>
        <draw:measure draw:style-name="gr35" draw:text-style-name="P1" draw:id="id53" draw:layer="layout" svg:x1="22.728cm" svg:y1="3.543cm" svg:x2="25.846cm" svg:y2="5.714cm">
          <text:p text:style-name="P1"><text:measure text:kind="gap"/><text:measure text:kind="value">3,8</text:measure><text:measure text:kind="unit">cm</text:measure><text:measure text:kind="gap"/></text:p>
        </draw:measure>
        <draw:measure draw:style-name="gr36" draw:text-style-name="P1" draw:id="id54" draw:layer="layout" svg:x1="22.743cm" svg:y1="2.577cm" svg:x2="25.861cm" svg:y2="4.748cm">
          <text:p text:style-name="P1"><text:measure text:kind="gap"/><text:measure text:kind="value">3,8</text:measure><text:measure text:kind="unit">cm</text:measure><text:measure text:kind="gap"/></text:p>
        </draw:measure>
        <draw:measure draw:style-name="gr37" draw:text-style-name="P1" draw:id="id55" draw:layer="layout" svg:x1="22.743cm" svg:y1="4.253cm" svg:x2="25.861cm" svg:y2="6.423cm">
          <text:p text:style-name="P1"><text:measure text:kind="gap"/><text:measure text:kind="value">3,8</text:measure><text:measure text:kind="unit">cm</text:measure><text:measure text:kind="gap"/></text:p>
        </draw:measure>
        <draw:measure draw:style-name="gr38" draw:text-style-name="P1" draw:id="id56" draw:layer="layout" svg:x1="22.907cm" svg:y1="5.884cm" svg:x2="26.025cm" svg:y2="8.054cm">
          <text:p text:style-name="P1"><text:measure text:kind="gap"> </text:measure><text:measure text:kind="value">0</text:measure><text:measure text:kind="unit">km</text:measure><text:measure text:kind="gap"> </text:measure></text:p>
        </draw:measure>
        <draw:path draw:style-name="gr12" draw:text-style-name="P6" draw:id="id57" draw:layer="layout" svg:width="4.029cm" svg:height="1.982cm" svg:x="19cm" svg:y="8.5cm" svg:viewBox="0 0 4030 1983" svg:d="m1951 0c-1239 1715-343 2535 1582 1582s-2287-1315-3335-953 2401 648 2401 648c0 0 0 0-648-1277z">
          <text:p text:style-name="P1"/>
        </draw:path>
        <draw:path draw:style-name="gr39" draw:text-style-name="P6" draw:id="id58" draw:layer="layout" svg:width="4.029cm" svg:height="1.982cm" svg:x="19cm" svg:y="10.296cm" svg:viewBox="0 0 4030 1983" svg:d="m1951 0c-1239 1715-343 2535 1582 1582s-2287-1315-3335-953 2401 648 2401 648c0 0 0 0-648-1277z">
          <text:p text:style-name="P1"/>
        </draw:path>
        <draw:path draw:style-name="gr40" draw:text-style-name="P6" draw:id="id59" draw:layer="layout" svg:width="4.029cm" svg:height="1.982cm" svg:x="19cm" svg:y="12.093cm" svg:viewBox="0 0 4030 1983" svg:d="m1951 0c-1239 1715-343 2535 1582 1582s-2287-1315-3335-953 2401 648 2401 648c0 0 0 0-648-1277z">
          <text:p text:style-name="P1"/>
        </draw:path>
        <draw:path draw:style-name="gr41" draw:text-style-name="P6" draw:id="id60" draw:layer="layout" svg:width="4.029cm" svg:height="1.982cm" svg:x="19cm" svg:y="13.889cm" svg:viewBox="0 0 4030 1983" svg:d="m1951 0c-1239 1715-343 2535 1582 1582s-2287-1315-3335-953 2401 648 2401 648c0 0 0 0-648-1277z">
          <text:p text:style-name="P1"/>
        </draw:path>
        <draw:path draw:style-name="gr42" draw:text-style-name="P6" draw:id="id61" draw:layer="layout" svg:width="4.029cm" svg:height="1.982cm" svg:x="23.471cm" svg:y="8.5cm" svg:viewBox="0 0 4030 1983" svg:d="m1951 0c-1239 1715-343 2535 1582 1582s-2287-1315-3335-953 2401 648 2401 648c0 0 0 0-648-1277z">
          <text:p text:style-name="P1"/>
        </draw:path>
        <draw:path draw:style-name="gr43" draw:text-style-name="P6" draw:id="id62" draw:layer="layout" svg:width="4.029cm" svg:height="1.982cm" svg:x="23.471cm" svg:y="10.297cm" svg:viewBox="0 0 4030 1983" svg:d="m1951 0c-1239 1715-343 2535 1582 1582s-2287-1315-3335-953 2401 648 2401 648c0 0 0 0-648-1277z">
          <text:p text:style-name="P1"/>
        </draw:path>
        <draw:path draw:style-name="gr44" draw:text-style-name="P6" draw:id="id63" draw:layer="layout" svg:width="4.029cm" svg:height="1.982cm" svg:x="23.471cm" svg:y="12.093cm" svg:viewBox="0 0 4030 1983" svg:d="m1951 0c-1239 1715-343 2535 1582 1582s-2287-1315-3335-953 2401 648 2401 648c0 0 0 0-648-1277z">
          <text:p text:style-name="P1"/>
        </draw:path>
        <draw:path draw:style-name="gr45" draw:text-style-name="P6" draw:id="id64" draw:layer="layout" svg:width="4.029cm" svg:height="1.982cm" svg:x="23.471cm" svg:y="13.89cm" svg:viewBox="0 0 4030 1983" svg:d="m1951 0c-1239 1715-343 2535 1582 1582s-2287-1315-3335-953 2401 648 2401 648c0 0 0 0-648-1277z">
          <text:p text:style-name="P1"/>
        </draw:path>
        <draw:path draw:style-name="gr46" draw:text-style-name="P6" draw:id="id65" draw:layer="layout" svg:width="4.029cm" svg:height="1.981cm" draw:transform="skewX (0.000174532925199403) rotate (1.54758344774308) translate (19.5125295933011cm 20.0237119844987cm)" svg:viewBox="0 0 4030 1982" svg:d="m1951 39944c-1238 1714-342 2534 1582 1582s-2287-1316-3335-954 2402 648 2402 648c0 0 0 0-649-1276z">
          <text:p text:style-name="P1"/>
        </draw:path>
        <draw:path draw:style-name="gr47" draw:text-style-name="P6" draw:id="id66" draw:layer="layout" svg:width="4.027cm" svg:height="1.981cm" draw:transform="skewX (-0.000174532925199402) rotate (1.54705984896748) translate (21.3079333692965cm 20.0653326141836cm)" svg:viewBox="0 0 4028 1982" svg:d="m1951 43556c-1239 1715-343 2535 1581 1581s-2287-1314-3335-952 2402 647 2402 647c0 0 0 0-648-1276z">
          <text:p text:style-name="P1"/>
        </draw:path>
        <draw:path draw:style-name="gr48" draw:text-style-name="P6" draw:id="id67" draw:layer="layout" svg:width="4.029cm" svg:height="1.982cm" draw:transform="skewX (0.000174532925199396) rotate (1.54758344774308) translate (23.1045378535846cm 20.1076842641355cm)" svg:viewBox="0 0 4030 1983" svg:d="m1951 47130c-1238 1715-342 2535 1582 1582s-2287-1315-3335-953 2401 648 2401 648c0 0 0 0-648-1277z">
          <text:p text:style-name="P1"/>
        </draw:path>
        <draw:path draw:style-name="gr49" draw:text-style-name="P6" draw:id="id68" draw:layer="layout" svg:width="4.028cm" svg:height="1.982cm" draw:transform="skewX (-0.000174532925199403) rotate (1.54705984896748) translate (24.8991060870661cm 20.1488868815997cm)" svg:viewBox="0 0 4029 1983" svg:d="m1951 50741c-1239 1716-343 2535 1582 1582s-2288-1315-3336-952 2402 647 2402 647c0 0 0 0-648-1277z">
          <text:p text:style-name="P1"/>
        </draw:path>
        <draw:path draw:style-name="gr13" draw:id="id69" draw:layer="layout" svg:width="2.09cm" svg:height="0.704cm" svg:x="0.909cm" svg:y="14cm" svg:viewBox="0 0 2091 705" svg:d="m544 31c1362 344 1389 661-41 674s564-646 1389-701-1183 481-1183 481">
          <text:p text:style-name="P1"/>
        </draw:path>
        <draw:path draw:style-name="gr50" draw:id="id70" draw:layer="layout" svg:width="2.09cm" svg:height="0.704cm" svg:x="0.909cm" svg:y="15.297cm" svg:viewBox="0 0 2091 705" svg:d="m544 31c1362 344 1389 661-41 674s564-646 1389-701-1183 481-1183 481">
          <text:p text:style-name="P1"/>
        </draw:path>
        <draw:path draw:style-name="gr51" draw:id="id71" draw:layer="layout" svg:width="2.09cm" svg:height="0.704cm" svg:x="0.909cm" svg:y="16.594cm" svg:viewBox="0 0 2091 705" svg:d="m544 31c1362 344 1389 661-41 674s564-646 1389-701-1183 481-1183 481">
          <text:p text:style-name="P1"/>
        </draw:path>
        <draw:path draw:style-name="gr52" draw:id="id72" draw:layer="layout" svg:width="2.09cm" svg:height="0.704cm" svg:x="0.909cm" svg:y="17.891cm" svg:viewBox="0 0 2091 705" svg:d="m544 31c1362 344 1389 661-41 674s564-646 1389-701-1183 481-1183 481">
          <text:p text:style-name="P1"/>
        </draw:path>
        <draw:path draw:style-name="gr53" draw:id="id73" draw:layer="layout" svg:width="2.09cm" svg:height="0.704cm" svg:x="0.909cm" svg:y="19.188cm" svg:viewBox="0 0 2091 705" svg:d="m544 31c1362 344 1389 661-41 674s564-646 1389-701-1183 481-1183 481">
          <text:p text:style-name="P1"/>
        </draw:path>
        <draw:rect draw:style-name="gr12" draw:text-style-name="P6" draw:id="id1" draw:layer="layout" svg:width="0.835cm" svg:height="0.658cm" svg:x="4.555cm" svg:y="13.663cm">
          <text:p text:style-name="P1"/>
        </draw:rect>
        <draw:rect draw:style-name="gr12" draw:text-style-name="P6" draw:id="id2" draw:layer="layout" svg:width="0.835cm" svg:height="0.658cm" svg:x="6.719cm" svg:y="15.131cm">
          <text:p text:style-name="P1"/>
        </draw:rect>
        <draw:connector draw:style-name="gr54" draw:text-style-name="P6" draw:id="id74" draw:layer="layout" draw:type="curve" svg:x1="4.972cm" svg:y1="14.321cm" svg:x2="7.136cm" svg:y2="15.131cm" draw:start-shape="id1" draw:start-glue-point="2" draw:end-shape="id2" draw:end-glue-point="0">
          <text:p text:style-name="P1"/>
        </draw:connector>
        <draw:rect draw:style-name="gr12" draw:text-style-name="P6" draw:id="id3" draw:layer="layout" svg:width="0.835cm" svg:height="0.658cm" svg:x="4.555cm" svg:y="16.076cm">
          <text:p text:style-name="P1"/>
        </draw:rect>
        <draw:rect draw:style-name="gr12" draw:text-style-name="P6" draw:id="id4" draw:layer="layout" svg:width="0.835cm" svg:height="0.658cm" svg:x="6.719cm" svg:y="17.544cm">
          <text:p text:style-name="P1"/>
        </draw:rect>
        <draw:connector draw:style-name="gr55" draw:text-style-name="P6" draw:id="id75" draw:layer="layout" svg:x1="4.972cm" svg:y1="16.734cm" svg:x2="7.136cm" svg:y2="17.544cm" draw:start-shape="id3" draw:start-glue-point="2" draw:end-shape="id4" draw:end-glue-point="0">
          <text:p text:style-name="P1"/>
        </draw:connector>
        <draw:rect draw:style-name="gr56" draw:text-style-name="P6" draw:id="id5" draw:layer="layout" svg:width="0.835cm" svg:height="0.658cm" svg:x="4.556cm" svg:y="18.378cm">
          <text:p text:style-name="P1"/>
        </draw:rect>
        <draw:rect draw:style-name="gr56" draw:text-style-name="P6" draw:id="id6" draw:layer="layout" svg:width="0.835cm" svg:height="0.658cm" svg:x="6.72cm" svg:y="19.846cm">
          <text:p text:style-name="P1"/>
        </draw:rect>
        <draw:connector draw:style-name="gr57" draw:text-style-name="P6" draw:id="id76" draw:layer="layout" draw:type="lines" svg:x1="4.973cm" svg:y1="19.036cm" svg:x2="7.137cm" svg:y2="19.846cm" draw:start-shape="id5" draw:start-glue-point="2" draw:end-shape="id6" draw:end-glue-point="0">
          <text:p text:style-name="P1"/>
        </draw:connector>
        <dr3d:scene draw:style-name="gr58" draw:id="id77" svg:width="6.256cm" svg:height="4.27cm" svg:x="11cm" svg:y="15.73cm" dr3d:transform="matrix (1 0 0 0 0.939692620785931 0.342020143325607 0 -0.342020143325607 0.939692620785931 0cm 15.3954540526463cm 5.60348701817508cm)" dr3d:vrp="(0 0 53764.5714285714)" dr3d:projection="perspective" dr3d:distance="14.13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9" draw:layer="layout" svg:viewBox="2 -17736 7066 2705" svg:d="m5215-15666-126-6-119 42-71 61-369-97-77 290 369 97 31 89 82 96 113 57 126 6 119-42 96-82 57-113 6-126-42-119-82-96zm-829-1561-112 57-82 96-31 89-90 25-22 6 81 289 20-6 90-24 71 61 120 41 126-7 112-57 82-96 41-120-7-126-57-112-96-82-120-41zm-656 1660 76-259 121-33 319-97-88-287-310 95-165 45 62 227-146-43-256-85-84 252-55-221-485 120 71 291 486-120-8-31 236 79zm-734-255 108-280-274-105-56-25-70-238-480 142 86 288 263-78-47 102 179 82zm-635-317 148-261-35-18-198-149-102-122-230 193 114 135 24 23 211 159zm-166-965 134 269 183-92 259-82-90-286-260 81zm773-190 41 297 422-58 67-6-27-299-67 6zm564-52 22 235 3 64h3l493-25-15-300-496 26zm1000-42 7 300 401-10 92 2 6-300-93-1zm593 11-6 300 84 1 402 40 30-299-403-40zm949 209-135 185-19 1v26l-23 31 24 17v4l-79 95-34 23 171 247 51-35 30-28 128-154 12-17 10-19 7-20 5-43-3-134-2-23-6-22-9-21-12-19-32-33zm-624 834-138-266-101 53-345 149 119 275 345-149zm-817 333-106-281-114 43-353 119 95 284 353-118zm-2780 776-64-293-219 48-267 50 55 295 267-50zm-765 136-44-297-365 54-123 12 29 299 123-12zm-632 52-7-300-299 7-162-34-63 293 179 38 35 3zm113-596 117 276 197-83 261-94-102-283-260 94zm737-257 94 285 268-88 206-64-89-287-206 64zm1646-493 83 288 87-25 393-111-81-289-393 111z"/>
        </dr3d:sce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ade-in-and-swivel" smil:targetElement="id35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36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37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38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39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0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1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2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3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4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5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6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7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8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  <anim:iterate smil:begin="0s" smil:fill="hold" presentation:node-type="with-previous" presentation:preset-class="entrance" presentation:preset-id="ooo-entrance-fade-in-and-swivel" smil:targetElement="id49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 presentation:additive="base"/>
                  <anim:animate smil:dur="2s" smil:fill="hold" smil:attributeName="height" smil:values="height;height" smil:keyTimes="0;1" presentation:additive="bas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 presentation:additive="base"/>
                  <anim:animate smil:dur="0.5s" smil:fill="hold" smil:targetElement="id50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0;width" smil:keyTimes="0;1" presentation:additive="base"/>
                  <anim:animate smil:dur="0.5s" smil:fill="hold" smil:targetElement="id51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 presentation:additive="base"/>
                  <anim:animate smil:dur="0.5s" smil:fill="hold" smil:targetElement="id52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 presentation:additive="base"/>
                  <anim:animate smil:dur="0.5s" smil:fill="hold" smil:targetElement="id53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 presentation:additive="base"/>
                  <anim:animate smil:dur="0.5s" smil:fill="hold" smil:targetElement="id54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 presentation:additive="base"/>
                  <anim:animate smil:dur="0.5s" smil:fill="hold" smil:targetElement="id55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 presentation:additive="base"/>
                  <anim:animate smil:dur="0.5s" smil:fill="hold" smil:targetElement="id56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 presentation:additive="base"/>
                  <anim:animate smil:dur="0.5s" smil:fill="hold" smil:targetElement="id57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 presentation:additive="base"/>
                  <anim:animate smil:dur="0.5s" smil:fill="hold" smil:targetElement="id58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0;width" smil:keyTimes="0;1" presentation:additive="base"/>
                  <anim:animate smil:dur="0.5s" smil:fill="hold" smil:targetElement="id59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 presentation:additive="base"/>
                  <anim:animate smil:dur="0.5s" smil:fill="hold" smil:targetElement="id60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 presentation:additive="base"/>
                  <anim:animate smil:dur="0.5s" smil:fill="hold" smil:targetElement="id61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 presentation:additive="base"/>
                  <anim:animate smil:dur="0.5s" smil:fill="hold" smil:targetElement="id62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 presentation:additive="base"/>
                  <anim:animate smil:dur="0.5s" smil:fill="hold" smil:targetElement="id63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 presentation:additive="base"/>
                  <anim:animate smil:dur="0.5s" smil:fill="hold" smil:targetElement="id64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 presentation:additive="base"/>
                  <anim:animate smil:dur="0.5s" smil:fill="hold" smil:targetElement="id65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 presentation:additive="base"/>
                  <anim:animate smil:dur="0.5s" smil:fill="hold" smil:targetElement="id66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0;width" smil:keyTimes="0;1" presentation:additive="base"/>
                  <anim:animate smil:dur="0.5s" smil:fill="hold" smil:targetElement="id67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0;width" smil:keyTimes="0;1" presentation:additive="base"/>
                  <anim:animate smil:dur="0.5s" smil:fill="hold" smil:targetElement="id68" smil:attributeName="height" smil:values="0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 presentation:additive="base"/>
                  <anim:animate smil:dur="0.5s" smil:fill="hold" smil:targetElement="id69" smil:attributeName="height" smil:values="0;height" smil:keyTimes="0;1" presentation:additive="base"/>
                  <anim:transitionFilter smil:dur="0.5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0;width" smil:keyTimes="0;1" presentation:additive="base"/>
                  <anim:animate smil:dur="0.5s" smil:fill="hold" smil:targetElement="id70" smil:attributeName="height" smil:values="0;height" smil:keyTimes="0;1" presentation:additive="bas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1" smil:attributeName="visibility" smil:to="visible"/>
                  <anim:animate smil:dur="0.5s" smil:fill="hold" smil:targetElement="id71" smil:attributeName="width" smil:values="0;width" smil:keyTimes="0;1" presentation:additive="base"/>
                  <anim:animate smil:dur="0.5s" smil:fill="hold" smil:targetElement="id71" smil:attributeName="height" smil:values="0;height" smil:keyTimes="0;1" presentation:additive="base"/>
                  <anim:transitionFilter smil:dur="0.5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 presentation:additive="base"/>
                  <anim:animate smil:dur="0.5s" smil:fill="hold" smil:targetElement="id72" smil:attributeName="height" smil:values="0;height" smil:keyTimes="0;1" presentation:additive="bas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0;width" smil:keyTimes="0;1" presentation:additive="base"/>
                  <anim:animate smil:dur="0.5s" smil:fill="hold" smil:targetElement="id73" smil:attributeName="height" smil:values="0;height" smil:keyTimes="0;1" presentation:additive="base"/>
                  <anim:transitionFilter smil:dur="0.5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 presentation:additive="base"/>
                  <anim:animate smil:dur="0.5s" smil:fill="hold" smil:targetElement="id1" smil:attributeName="height" smil:values="0;height" smil:keyTimes="0;1" presentation:additive="bas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 presentation:additive="base"/>
                  <anim:animate smil:dur="0.5s" smil:fill="hold" smil:targetElement="id2" smil:attributeName="height" smil:values="0;height" smil:keyTimes="0;1" presentation:additive="bas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0;width" smil:keyTimes="0;1" presentation:additive="base"/>
                  <anim:animate smil:dur="0.5s" smil:fill="hold" smil:targetElement="id74" smil:attributeName="height" smil:values="0;height" smil:keyTimes="0;1" presentation:additive="bas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 presentation:additive="base"/>
                  <anim:animate smil:dur="0.5s" smil:fill="hold" smil:targetElement="id3" smil:attributeName="height" smil:values="0;height" smil:keyTimes="0;1" presentation:additive="bas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 presentation:additive="base"/>
                  <anim:animate smil:dur="0.5s" smil:fill="hold" smil:targetElement="id4" smil:attributeName="height" smil:values="0;height" smil:keyTimes="0;1" presentation:additive="bas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0;width" smil:keyTimes="0;1" presentation:additive="base"/>
                  <anim:animate smil:dur="0.5s" smil:fill="hold" smil:targetElement="id75" smil:attributeName="height" smil:values="0;height" smil:keyTimes="0;1" presentation:additive="base"/>
                  <anim:transitionFilter smil:dur="0.5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 presentation:additive="base"/>
                  <anim:animate smil:dur="0.5s" smil:fill="hold" smil:targetElement="id5" smil:attributeName="height" smil:values="0;height" smil:keyTimes="0;1" presentation:additive="bas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 presentation:additive="base"/>
                  <anim:animate smil:dur="0.5s" smil:fill="hold" smil:targetElement="id6" smil:attributeName="height" smil:values="0;height" smil:keyTimes="0;1" presentation:additive="bas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0;width" smil:keyTimes="0;1" presentation:additive="base"/>
                  <anim:animate smil:dur="0.5s" smil:fill="hold" smil:targetElement="id76" smil:attributeName="height" smil:values="0;height" smil:keyTimes="0;1" presentation:additive="bas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0;width" smil:keyTimes="0;1" presentation:additive="base"/>
                  <anim:animate smil:dur="0.5s" smil:fill="hold" smil:targetElement="id77" smil:attributeName="height" smil:values="0;height" smil:keyTimes="0;1" presentation:additive="base"/>
                  <anim:animate smil:dur="0.5s" smil:fill="hold" smil:targetElement="id77" smil:attributeName="rotate" smil:values="360;0" smil:keyTimes="0;1" presentation:additive="base"/>
                  <anim:transitionFilter smil:dur="0.5s" smil:targetElement="id77" smil:type="fade" smil:subtype="crossfade"/>
                </anim:par>
              </anim:par>
            </anim:par>
          </anim:seq>
        </anim:par>
        <presentation:notes draw:style-name="dp2">
          <draw:page-thumbnail draw:style-name="gr16" draw:layer="layout" svg:width="13.706cm" svg:height="10.28cm" svg:x="3.647cm" svg:y="2.853cm" draw:page-number="2" presentation:class="page"/>
          <draw:frame presentation:style-name="pr2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0%" draw:end-intensity="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hatch draw:name="Hatch_20_1" draw:display-name="Hatch 1" draw:style="single" draw:color="#000000" draw:distance="0cm" draw:rotation="0"/>
    <draw:hatch draw:name="Hatch_20_3" draw:display-name="Hatch 3" draw:style="triple" draw:color="#000080" draw:distance="0.12cm" draw:rotation="0"/>
    <draw:fill-image draw:name="Bitmape_20_1" draw:display-name="Bitmape 1" xlink:href="Pictures/100000000000004000000040892D7AE0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draw:marker draw:name="Arrowheads_20_1" draw:display-name="Arrowheads 1" svg:viewBox="0 0 10 10" svg:d="m0 0h10v10h-10z"/>
    <draw:marker draw:name="Arrowheads_20_10" draw:display-name="Arrowheads 10" svg:viewBox="0 0 20 30" svg:d="m10 0-10 30h20z"/>
    <draw:marker draw:name="Arrowheads_20_11" draw:display-name="Arrowheads 11" svg:viewBox="0 0 20 30" svg:d="m10 0-10 30h20z"/>
    <draw:marker draw:name="Arrowheads_20_12" draw:display-name="Arrowheads 12" svg:viewBox="0 0 20 30" svg:d="m10 0-10 30h20z"/>
    <draw:marker draw:name="Arrowheads_20_13" draw:display-name="Arrowheads 13" svg:viewBox="0 0 10 10" svg:d="m0 0h10v10h-10z"/>
    <draw:marker draw:name="Arrowheads_20_14" draw:display-name="Arrowheads 14" svg:viewBox="0 0 20 30" svg:d="m10 0-10 30h20z"/>
    <draw:marker draw:name="Arrowheads_20_15" draw:display-name="Arrowheads 15" svg:viewBox="0 0 20 30" svg:d="m10 0-10 30h20z"/>
    <draw:marker draw:name="Arrowheads_20_16" draw:display-name="Arrowheads 16" svg:viewBox="0 0 20 30" svg:d="m10 0-10 30h20z"/>
    <draw:marker draw:name="Arrowheads_20_2" draw:display-name="Arrowheads 2" svg:viewBox="0 0 10 10" svg:d="m0 0h10v10h-10z"/>
    <draw:marker draw:name="Arrowheads_20_3" draw:display-name="Arrowheads 3" svg:viewBox="0 0 10 10" svg:d="m0 0h10v10h-10z"/>
    <draw:marker draw:name="Arrowheads_20_4" draw:display-name="Arrowheads 4" svg:viewBox="0 0 10 10" svg:d="m0 0h10v10h-10z"/>
    <draw:marker draw:name="Arrowheads_20_5" draw:display-name="Arrowheads 5" svg:viewBox="0 0 10 10" svg:d="m0 0h10v10h-10z"/>
    <draw:marker draw:name="Arrowheads_20_6" draw:display-name="Arrowheads 6" svg:viewBox="0 0 10 10" svg:d="m0 0h10v10h-10z"/>
    <draw:marker draw:name="Arrowheads_20_7" draw:display-name="Arrowheads 7" svg:viewBox="0 0 10 10" svg:d="m0 0h10v10h-10z"/>
    <draw:marker draw:name="Arrowheads_20_8" draw:display-name="Arrowheads 8" svg:viewBox="0 0 20 30" svg:d="m10 0-10 30h20z"/>
    <draw:marker draw:name="Arrowheads_20_9" draw:display-name="Arrowheads 9" svg:viewBox="0 0 20 30" svg:d="m10 0-10 30h20z"/>
    <draw:marker draw:name="Circle" svg:viewBox="0 0 200 200" svg:d="m100 0c0-55-45-100-100-100s-100 45-100 100 45 100 100 100 100-45 100-100z"/>
    <draw:stroke-dash draw:name="Line_20_Style_20_2" draw:display-name="Line Style 2" draw:style="rect" draw:dots1="1" draw:dots1-length="0.5cm" draw:dots2="1" draw:dots2-length="0.5cm" draw:distance="0.5cm"/>
    <draw:stroke-dash draw:name="Line_20_Style_20_3" draw:display-name="Line Style 3" draw:style="rect" draw:dots1="2" draw:dots1-length="0.05cm" draw:dots2="3" draw:dots2-length="0.25cm" draw:distance="0.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Lucidasans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205$Build-9127
  </meta:generator>
    <meta:creation-date>2007-04-16T09:42:23</meta:creation-date>
    <dc:date>2007-04-16T11:28:04</dc:date>
    <dc:language>de-DE</dc:language>
    <meta:editing-cycles>3</meta:editing-cycles>
    <meta:editing-duration>PT1H45M42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